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3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  <style:map style:condition="cell-content()&gt;2" style:apply-style-name="Bez_20_tytułu1" style:base-cell-address="Arkusz1.C1"/>
      <style:map style:condition="cell-content()&lt;2" style:apply-style-name="Bez_20_tytułu2" style:base-cell-address="Arkusz1.C1"/>
    </style:style>
    <style:style style:name="ce4" style:family="table-cell" style:parent-style-name="Default">
      <style:map style:condition="cell-content()&gt;2" style:apply-style-name="Bez_20_tytułu1" style:base-cell-address="Arkusz1.C1"/>
      <style:map style:condition="cell-content()&lt;2" style:apply-style-name="Bez_20_tytułu2" style:base-cell-address="Arkusz1.C1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row table:style-name="ro1">
          <table:table-cell table:style-name="ce1" office:value-type="string" calcext:value-type="string">
            <text:p>Nazwa waluty </text:p>
          </table:table-cell>
          <table:table-cell table:style-name="ce2" office:value-type="string" calcext:value-type="string">
            <text:p>Kod waluty </text:p>
          </table:table-cell>
          <table:table-cell table:style-name="ce3" office:value-type="string" calcext:value-type="string">
            <text:p>Kurs średni</text:p>
          </table:table-cell>
        </table:table-row>
        <table:table-row table:style-name="ro1"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office:value-type="float" office:value="0.1084" calcext:value-type="float">
            <text:p>0,1084</text:p>
          </table:table-cell>
        </table:table-row>
        <table:table-row table:style-name="ro1"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office:value-type="float" office:value="3.5352" calcext:value-type="float">
            <text:p>3,5352</text:p>
          </table:table-cell>
        </table:table-row>
        <table:table-row table:style-name="ro1"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office:value-type="float" office:value="2.6818" calcext:value-type="float">
            <text:p>2,6818</text:p>
          </table:table-cell>
        </table:table-row>
        <table:table-row table:style-name="ro1"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0.4526" calcext:value-type="float">
            <text:p>0,4526</text:p>
          </table:table-cell>
        </table:table-row>
        <table:table-row table:style-name="ro1"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office:value-type="float" office:value="2.748" calcext:value-type="float">
            <text:p>2,748</text:p>
          </table:table-cell>
        </table:table-row>
        <table:table-row table:style-name="ro1"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office:value-type="float" office:value="2.4209" calcext:value-type="float">
            <text:p>2,4209</text:p>
          </table:table-cell>
        </table:table-row>
        <table:table-row table:style-name="ro1"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office:value-type="float" office:value="2.6245" calcext:value-type="float">
            <text:p>2,6245</text:p>
          </table:table-cell>
        </table:table-row>
        <table:table-row table:style-name="ro1"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office:value-type="float" office:value="4.2078" calcext:value-type="float">
            <text:p>4,2078</text:p>
          </table:table-cell>
        </table:table-row>
        <table:table-row table:style-name="ro1"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1.3411" calcext:value-type="float">
            <text:p>1,3411</text:p>
          </table:table-cell>
        </table:table-row>
        <table:table-row table:style-name="ro1"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office:value-type="float" office:value="3.595" calcext:value-type="float">
            <text:p>3,595</text:p>
          </table:table-cell>
        </table:table-row>
        <table:table-row table:style-name="ro1"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office:value-type="float" office:value="4.7675" calcext:value-type="float">
            <text:p>4,7675</text:p>
          </table:table-cell>
        </table:table-row>
        <table:table-row table:style-name="ro1"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0.1304" calcext:value-type="float">
            <text:p>0,1304</text:p>
          </table:table-cell>
        </table:table-row>
        <table:table-row table:style-name="ro1"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office:value-type="float" office:value="3.1438" calcext:value-type="float">
            <text:p>3,1438</text:p>
          </table:table-cell>
        </table:table-row>
        <table:table-row table:style-name="ro1"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0.1649" calcext:value-type="float">
            <text:p>0,1649</text:p>
          </table:table-cell>
        </table:table-row>
        <table:table-row table:style-name="ro1"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0.5654" calcext:value-type="float">
            <text:p>0,5654</text:p>
          </table:table-cell>
        </table:table-row>
        <table:table-row table:style-name="ro1"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office:value-type="float" office:value="3.4265" calcext:value-type="float">
            <text:p>3,4265</text:p>
          </table:table-cell>
        </table:table-row>
        <table:table-row table:style-name="ro1"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0.4266" calcext:value-type="float">
            <text:p>0,4266</text:p>
          </table:table-cell>
        </table:table-row>
        <table:table-row table:style-name="ro1"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0.4234" calcext:value-type="float">
            <text:p>0,4234</text:p>
          </table:table-cell>
        </table:table-row>
        <table:table-row table:style-name="ro1"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0.5569" calcext:value-type="float">
            <text:p>0,5569</text:p>
          </table:table-cell>
        </table:table-row>
        <table:table-row table:style-name="ro1"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0.9074" calcext:value-type="float">
            <text:p>0,9074</text:p>
          </table:table-cell>
        </table:table-row>
        <table:table-row table:style-name="ro1"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office:value-type="float" office:value="2.1514" calcext:value-type="float">
            <text:p>2,1514</text:p>
          </table:table-cell>
        </table:table-row>
        <table:table-row table:style-name="ro1"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0.8961" calcext:value-type="float">
            <text:p>0,8961</text:p>
          </table:table-cell>
        </table:table-row>
        <table:table-row table:style-name="ro1"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1.0134" calcext:value-type="float">
            <text:p>1,0134</text:p>
          </table:table-cell>
        </table:table-row>
        <table:table-row table:style-name="ro1"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0.5461" calcext:value-type="float">
            <text:p>0,5461</text:p>
          </table:table-cell>
        </table:table-row>
        <table:table-row table:style-name="ro1"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0.0703" calcext:value-type="float">
            <text:p>0,0703</text:p>
          </table:table-cell>
        </table:table-row>
        <table:table-row table:style-name="ro1"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0.1893" calcext:value-type="float">
            <text:p>0,1893</text:p>
          </table:table-cell>
        </table:table-row>
        <table:table-row table:style-name="ro1"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0.2574" calcext:value-type="float">
            <text:p>0,2574</text:p>
          </table:table-cell>
        </table:table-row>
        <table:table-row table:style-name="ro1"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office:value-type="float" office:value="1.0802" calcext:value-type="float">
            <text:p>1,0802</text:p>
          </table:table-cell>
        </table:table-row>
        <table:table-row table:style-name="ro1"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0.8645" calcext:value-type="float">
            <text:p>0,8645</text:p>
          </table:table-cell>
        </table:table-row>
        <table:table-row table:style-name="ro1"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0.0602" calcext:value-type="float">
            <text:p>0,0602</text:p>
          </table:table-cell>
        </table:table-row>
        <table:table-row table:style-name="ro1"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office:value-type="float" office:value="2.6137" calcext:value-type="float">
            <text:p>2,6137</text:p>
          </table:table-cell>
        </table:table-row>
        <table:table-row table:style-name="ro1"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office:value-type="float" office:value="5.4814" calcext:value-type="float">
            <text:p>5,4814</text:p>
          </table:table-cell>
        </table:table-row>
        <table:table-row table:style-name="ro1"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0.3264" calcext:value-type="float">
            <text:p>0,3264</text:p>
          </table:table-cell>
        </table:table-row>
        <table:table-row table:style-name="ro1"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office:value-type="float" office:value="0.5348" calcext:value-type="float">
            <text:p>0,5348</text:p>
          </table:table-cell>
        </table:table-row>
        <table:table-row table:style-name="ro1"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office:value-type="float" office:value="5.0264" calcext:value-type="float">
            <text:p>5,0264</text:p>
          </table:table-cell>
        </table:table-row>
        <calcext:conditional-formats>
          <calcext:conditional-format calcext:target-range-address="Arkusz1.C1:Arkusz1.C36">
            <calcext:condition calcext:apply-style-name="Bez tytułu1" calcext:value="&gt;2" calcext:base-cell-address="Arkusz1.C1"/>
            <calcext:condition calcext:apply-style-name="Bez tytułu2" calcext:value="&lt;2" calcext:base-cell-address="Arkusz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z_20_tytułu1" style:display-name="Bez tytułu1" style:family="table-cell" style:parent-style-name="Default">
      <style:text-properties fo:color="#ff3333"/>
    </style:style>
    <style:style style:name="Bez_20_tytułu2" style:display-name="Bez tytułu2" style:family="table-cell" style:parent-style-name="Default">
      <style:text-properties fo:color="#99ff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5:07:22.070000000</meta:creation-date>
    <dc:date>2017-12-09T15:56:22.552000000</dc:date>
    <meta:editing-duration>PT9S</meta:editing-duration>
    <meta:editing-cycles>1</meta:editing-cycles>
    <meta:document-statistic meta:table-count="1" meta:cell-count="108" meta:object-count="0"/>
    <meta:generator>LibreOffice/5.1.0.3$Windows_X86_64 LibreOffice_project/5e3e00a007d9b3b6efb6797a8b8e57b51ab1f737</meta:generator>
  </office:meta>
</office:document-meta>
</file>